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032cm" fo:margin-left="-0.199cm" fo:margin-top="0cm" fo:margin-bottom="0cm" table:align="left" style:writing-mode="lr-tb"/>
    </style:style>
    <style:style style:name="表格1.A" style:family="table-column">
      <style:table-column-properties style:column-width="15.032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2" style:family="table">
      <style:table-properties style:width="15.032cm" fo:margin-left="-0.199cm" fo:margin-top="0cm" fo:margin-bottom="0cm" table:align="left" style:writing-mode="lr-tb"/>
    </style:style>
    <style:style style:name="表格2.A" style:family="table-column">
      <style:table-column-properties style:column-width="15.032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fo:language="en" fo:country="US" style:font-name-asian="宋体" style:language-asian="zh" style:country-asian="CN"/>
    </style:style>
    <style:style style:name="P3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4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keep-with-next="auto" text:number-lines="true" text:line-number="0"/>
      <style:text-properties fo:font-variant="normal" fo:text-transform="none" fo:color="#000000" style:font-name="Verdana" fo:font-size="15pt" fo:letter-spacing="normal" fo:language="en" fo:country="US" fo:font-style="normal" fo:font-weight="bold" style:letter-kerning="false" style:font-name-asian="宋体" style:font-size-asian="15pt" style:language-asian="zh" style:country-asian="CN" style:font-style-asian="normal" style:font-weight-asian="bold" style:font-name-complex="Verdana1" style:font-size-complex="15pt" style:language-complex="ar" style:country-complex="none"/>
    </style:style>
    <style:style style:name="P5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keep-with-next="auto" text:number-lines="true" text:line-number="0"/>
      <style:text-properties fo:font-variant="normal" fo:text-transform="none" fo:color="#000000" style:font-name="Verdana" fo:font-size="10.5pt" fo:letter-spacing="normal" fo:font-style="normal" fo:font-weight="normal" style:font-size-asian="10.5pt" style:font-style-asian="normal" style:font-weight-asian="normal" style:font-name-complex="Verdana1" style:font-size-complex="10.5pt"/>
    </style:style>
    <style:style style:name="P6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fo:font-variant="normal" fo:text-transform="none" fo:color="#000000" style:font-name="Verdana" fo:font-size="12pt" fo:letter-spacing="normal" fo:font-style="normal" fo:font-weight="normal" style:font-size-asian="12pt" style:font-style-asian="normal" style:font-weight-asian="normal" style:font-name-complex="Verdana1" style:font-size-complex="12pt"/>
    </style:style>
    <style:style style:name="P7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keep-with-next="auto" text:number-lines="true" text:line-number="0"/>
      <style:text-properties fo:font-variant="normal" fo:text-transform="none" fo:color="#000000" style:font-name="Verdana" fo:font-size="12pt" fo:letter-spacing="normal" fo:font-style="normal" fo:font-weight="normal" style:font-size-asian="12pt" style:font-style-asian="normal" style:font-weight-asian="normal" style:font-name-complex="Verdana1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9" style:family="paragraph" style:parent-style-name="Standard">
      <style:paragraph-properties fo:margin-left="0cm" fo:margin-right="0cm" fo:line-height="100%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10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keep-with-next="auto" text:number-lines="true" text:line-number="0"/>
      <style:text-properties fo:background-color="#ffff00"/>
    </style:style>
    <style:style style:name="P11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keep-with-next="auto" text:number-lines="true" text:line-number="0"/>
      <style:text-properties fo:background-color="#ffffff"/>
    </style:style>
    <style:style style:name="P12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keep-with-next="auto" text:number-lines="true" text:line-number="0"/>
      <style:text-properties fo:background-color="#ffff99"/>
    </style:style>
    <style:style style:name="P13" style:family="paragraph" style:parent-styl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fo:break-before="page" fo:keep-with-next="auto" text:number-lines="true" text:line-number="0"/>
      <style:text-properties fo:font-variant="normal" fo:text-transform="none" fo:color="#000000" style:font-name="Verdana" fo:font-size="15pt" fo:letter-spacing="normal" fo:language="en" fo:country="US" fo:font-style="normal" fo:font-weight="bold" style:letter-kerning="false" style:font-name-asian="宋体" style:font-size-asian="15pt" style:language-asian="zh" style:country-asian="CN" style:font-style-asian="normal" style:font-weight-asian="bold" style:font-name-complex="Verdana1" style:font-size-complex="15pt" style:language-complex="ar" style:country-complex="none"/>
    </style:style>
    <style:style style:name="P14" style:family="paragraph" style:parent-style-name="Standard" style:master-page-name="Standard">
      <style:paragraph-properties fo:margin-left="0cm" fo:margin-right="0cm" style:line-height-at-least="0.556cm" fo:text-align="start" style:justify-single-word="false" fo:keep-together="auto" fo:orphans="2" fo:widows="2" fo:text-indent="0cm" style:auto-text-indent="false" style:page-number="auto" fo:keep-with-next="auto" text:number-lines="true" text:line-number="0"/>
    </style:style>
    <style:style style:name="P15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000000" style:font-name="Verdana" fo:font-size="15pt" fo:letter-spacing="normal" fo:language="en" fo:country="US" fo:font-style="normal" fo:font-weight="bold" style:letter-kerning="false" style:font-name-asian="宋体" style:font-size-asian="15pt" style:language-asian="zh" style:country-asian="CN" style:font-style-asian="normal" style:font-weight-asian="bold" style:font-name-complex="Verdana1" style:font-size-complex="15pt" style:language-complex="ar" style:country-complex="none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normal" style:font-size-asian="10.5pt" style:font-style-asian="normal" style:font-weight-asian="normal" style:font-name-complex="Verdana1" style:font-size-complex="10.5pt"/>
    </style:style>
    <style:style style:name="T3" style:family="text">
      <style:text-properties fo:font-variant="normal" fo:text-transform="none" fo:color="#000000" style:font-name="Verdana" fo:font-size="10.5pt" fo:letter-spacing="normal" fo:font-style="normal" fo:font-weight="normal" style:font-name-asian="宋体" style:font-size-asian="10.5pt" style:font-style-asian="normal" style:font-weight-asian="normal" style:font-name-complex="Verdana1" style:font-size-complex="10.5pt"/>
    </style:style>
    <style:style style:name="T4" style:family="text">
      <style:text-properties fo:font-variant="normal" fo:text-transform="none" fo:color="#000000" style:font-name="Verdana" fo:font-size="10.5pt" fo:letter-spacing="normal" fo:font-style="normal" fo:font-weight="normal" style:font-name-asian="微软雅黑" style:font-size-asian="10.5pt" style:font-style-asian="normal" style:font-weight-asian="normal" style:font-name-complex="Verdana1" style:font-size-complex="10.5pt"/>
    </style:style>
    <style:style style:name="T5" style:family="text">
      <style:text-properties fo:font-variant="normal" fo:text-transform="none" fo:color="#000000" style:font-name="Verdana" fo:font-size="10.5pt" fo:letter-spacing="normal" fo:language="en" fo:country="US" fo:font-style="normal" fo:font-weight="bold" style:letter-kerning="false" style:font-name-asian="宋体" style:font-size-asian="10.5pt" style:language-asian="zh" style:country-asian="CN" style:font-style-asian="normal" style:font-weight-asian="bold" style:font-name-complex="Verdana1" style:font-size-complex="10.5pt" style:language-complex="ar" style:country-complex="none"/>
    </style:style>
    <style:style style:name="T6" style:family="text">
      <style:text-properties fo:font-variant="normal" fo:text-transform="none" fo:color="#000000" style:font-name="Verdana" fo:font-size="10.5pt" fo:letter-spacing="normal" fo:language="en" fo:country="US" fo:font-style="normal" fo:font-weight="normal" style:letter-kerning="false" style:font-name-asian="宋体" style:font-size-asian="10.5pt" style:language-asian="zh" style:country-asian="CN" style:font-style-asian="normal" style:font-weight-asian="normal" style:font-name-complex="Verdana1" style:font-size-complex="10.5pt" style:language-complex="ar" style:country-complex="none"/>
    </style:style>
    <style:style style:name="T7" style:family="text">
      <style:text-properties fo:font-variant="normal" fo:text-transform="none" fo:color="#000000" style:font-name="Verdana" fo:font-size="10.5pt" fo:letter-spacing="normal" fo:language="en" fo:country="US" fo:font-style="normal" fo:font-weight="normal" style:letter-kerning="false" style:font-name-asian="宋体" style:font-size-asian="10.5pt" style:language-asian="zh" style:country-asian="CN" style:font-style-asian="normal" style:font-weight-asian="normal" style:font-name-complex="Verdana1" style:font-size-complex="10.5pt" style:language-complex="ar" style:country-complex="none"/>
    </style:style>
    <style:style style:name="T8" style:family="text">
      <style:text-properties fo:font-variant="normal" fo:text-transform="none" fo:color="#000000" style:font-name="Verdana" fo:font-size="10.5pt" fo:letter-spacing="normal" fo:language="en" fo:country="US" fo:font-style="normal" fo:font-weight="normal" style:letter-kerning="false" style:font-name-asian="微软雅黑" style:font-size-asian="10.5pt" style:language-asian="zh" style:country-asian="CN" style:font-style-asian="normal" style:font-weight-asian="normal" style:font-name-complex="Verdana1" style:font-size-complex="10.5pt" style:language-complex="ar" style:country-complex="none"/>
    </style:style>
    <style:style style:name="T9" style:family="text">
      <style:text-properties fo:font-variant="normal" fo:text-transform="none" fo:color="#000000" style:font-name="Verdana" fo:font-size="10.5pt" fo:letter-spacing="normal" fo:language="en" fo:country="US" fo:font-style="normal" fo:font-weight="normal" style:letter-kerning="false" fo:background-color="#ffff99" loext:char-shading-value="0" style:font-name-asian="宋体" style:font-size-asian="10.5pt" style:language-asian="zh" style:country-asian="CN" style:font-style-asian="normal" style:font-weight-asian="normal" style:font-name-complex="Verdana1" style:font-size-complex="10.5pt" style:language-complex="ar" style:country-complex="none"/>
    </style:style>
    <style:style style:name="T10" style:family="text">
      <style:text-properties fo:font-variant="normal" fo:text-transform="none" fo:color="#000000" style:font-name="Verdana" fo:font-size="10.5pt" fo:letter-spacing="normal" fo:language="en" fo:country="US" fo:font-style="normal" fo:font-weight="normal" style:letter-kerning="false" fo:background-color="#ffff99" loext:char-shading-value="0" style:font-name-asian="宋体" style:font-size-asian="10.5pt" style:language-asian="zh" style:country-asian="CN" style:font-style-asian="normal" style:font-weight-asian="normal" style:font-name-complex="Verdana1" style:font-size-complex="10.5pt" style:language-complex="ar" style:country-complex="none"/>
    </style:style>
    <style:style style:name="T11" style:family="text">
      <style:text-properties fo:font-variant="normal" fo:text-transform="none" fo:color="#000000" style:font-name="Verdana" fo:font-size="10.5pt" fo:letter-spacing="normal" fo:language="en" fo:country="US" fo:font-style="normal" fo:font-weight="normal" style:letter-kerning="false" fo:background-color="#ffffff" loext:char-shading-value="0" style:font-name-asian="宋体" style:font-size-asian="10.5pt" style:language-asian="zh" style:country-asian="CN" style:font-style-asian="normal" style:font-weight-asian="normal" style:font-name-complex="Verdana1" style:font-size-complex="10.5pt" style:language-complex="ar" style:country-complex="none"/>
    </style:style>
    <style:style style:name="T12" style:family="text">
      <style:text-properties fo:font-variant="normal" fo:text-transform="none" fo:color="#000000" style:font-name="Verdana" fo:font-size="12pt" fo:letter-spacing="normal" fo:language="en" fo:country="US" fo:font-style="normal" fo:font-weight="bold" style:letter-kerning="false" style:font-name-asian="宋体" style:font-size-asian="12pt" style:language-asian="zh" style:country-asian="CN" style:font-style-asian="normal" style:font-weight-asian="bold" style:font-name-complex="Verdana1" style:font-size-complex="12pt" style:language-complex="ar" style:country-complex="none"/>
    </style:style>
    <style:style style:name="T13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tyle-asian="normal" style:font-weight-asian="normal" style:font-name-complex="Verdana1" style:font-size-complex="12pt"/>
    </style:style>
    <style:style style:name="T14" style:family="text">
      <style:text-properties style:text-position="0% 100%" fo:language="en" fo:country="US" style:language-asian="zh" style:country-asian="CN"/>
    </style:style>
    <style:style style:name="T15" style:family="text">
      <style:text-properties style:text-position="0% 100%" fo:language="en" fo:country="US" style:font-name-asian="宋体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单机版安装过程</text:span></text:p>
      <text:p text:style-name="P4"/>
      <text:p text:style-name="P4"/>
      <text:p text:style-name="P13"/>
      <text:p text:style-name="P3"><text:span text:style-name="T1">bsdr</text:span></text:p>
      <text:p text:style-name="P4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<text:span text:style-name="T1">依赖库</text:span></text:p>
            <text:p text:style-name="P3"><text:span text:style-name="T5">##curl</text:span></text:p>
            <text:p text:style-name="P3"><text:span text:style-name="T6">sudo apt-get install curl libcurl4-openssl-dev libcurl4-doc libcurl4-dbg</text:span></text:p>
            <text:p text:style-name="P3"><text:span text:style-name="T5">##jsoncpp</text:span></text:p>
            <text:p text:style-name="P3"><text:span text:style-name="T6">sudo apt-get install libjsoncpp-dev libjsoncpp-doc libjsoncpp1</text:span></text:p>
            <text:p text:style-name="P3"><text:span text:style-name="T3">sudo apt-get install rapidjson-dev</text:span><text:bookmark text:name="_GoBack"/></text:p>
            <text:p text:style-name="P3"><text:span text:style-name="T5">##log4cxx</text:span></text:p>
            <text:p text:style-name="P10"><text:span text:style-name="T6">sudo apt-get install liblog4cxx10-dev</text:span></text:p>
            <text:p text:style-name="P3"><text:span text:style-name="T5">##mysql</text:span></text:p>
            <text:p text:style-name="P11"><text:span text:style-name="T6">sudo apt-get install mysql-server mysql-client libmysqlclient-dev</text:span></text:p>
            <text:p text:style-name="P11"><text:span text:style-name="T6">安装到mysql-server时，提示输入root用户的密码</text:span></text:p>
            <text:p text:style-name="P11"><text:span text:style-name="T6">请输入密码为1qaz@WSX3edc$RFVyl</text:span></text:p>
            <text:p text:style-name="P12"><text:span text:style-name="T6">sudo cp -rf /usr/include/mysql/* /usr/include/</text:span></text:p>
            <text:p text:style-name="P3"><text:span text:style-name="T5">##openssl</text:span></text:p>
            <text:p text:style-name="P11"><text:span text:style-name="T6">sudo apt-get install openssl libssl-dev libcrypto++-dev</text:span></text:p>
            <text:p text:style-name="P3"><text:span text:style-name="T5">##sqlite3</text:span></text:p>
            <text:p text:style-name="P3"><text:span text:style-name="T6">#sudo apt-get install sqlite3 libsqlite3-dev</text:span></text:p>
            <text:p text:style-name="P3"><text:span text:style-name="T5">##ndn构建依赖</text:span></text:p>
            <text:p text:style-name="P3"><text:span text:style-name="T6">sudo apt-get install build-essential</text:span></text:p>
            <text:p text:style-name="P3"><text:span text:style-name="T6">sudo apt-get install pkg-config</text:span></text:p>
            <text:p text:style-name="P3"><text:span text:style-name="T6">sudo apt-get install libpcap-dev</text:span></text:p>
            <text:p text:style-name="P3"><text:span text:style-name="T6">sudo apt-get install libssl-dev</text:span></text:p>
            <text:p text:style-name="P3"><text:span text:style-name="T6">sudo apt-get install libcrypto++-dev</text:span></text:p>
            <text:p text:style-name="P3"><text:span text:style-name="T6">sudo apt-get install libboost-all-dev</text:span></text:p>
            <text:p text:style-name="P3"><text:span text:style-name="T6">sudo apt-get install liblog4cxx10-dev</text:span></text:p>
            <text:p text:style-name="P3"><text:span text:style-name="T6">sudo apt-get install libsqlite3-dev</text:span></text:p>
            <text:p text:style-name="P3"><text:span text:style-name="T6">sudo apt-get install libprotobuf-dev</text:span></text:p>
            <text:p text:style-name="P3"><text:span text:style-name="T6">sudo apt-get install doxygen</text:span></text:p>
            <text:p text:style-name="P3"><text:span text:style-name="T6">sudo apt-get install graphviz</text:span></text:p>
            <text:p text:style-name="P3"><text:span text:style-name="T6">sudo apt-get install python-sphinx</text:span></text:p>
            <text:p text:style-name="P3"><text:span text:style-name="T6">sudo apt-get install python-pip</text:span></text:p>
            <text:p text:style-name="P3"><text:span text:style-name="T6">sudo pip install </text:span><text:span text:style-name="T11">sphinxcontrib-doxylink</text:span></text:p>
            <text:p text:style-name="P3"><text:span text:style-name="T6">sudo pip install sphinxcontrib-googleanalytics</text:span></text:p>
            <text:p text:style-name="P5"/>
            <text:p text:style-name="P3"><text:span text:style-name="T1">ndn-cxx 和 NFD</text:span></text:p>
            <text:p text:style-name="P3"><text:soft-page-break/><text:span text:style-name="T6">gitlab 路径</text:span></text:p>
            <text:p text:style-name="P3"><text:span text:style-name="T6">http://liulijin@Yilian-001/liulijin/cxx_nfd.git</text:span></text:p>
            <text:p text:style-name="P5"/>
            <text:p text:style-name="P3"><text:span text:style-name="T6">安装</text:span></text:p>
            <text:p text:style-name="P3"><text:span text:style-name="T6">cd cxx_nfd/asset</text:span></text:p>
            <text:p text:style-name="P3"><text:span text:style-name="T6">tar -zxvf ndn-cxx-0.5.1.tar.gz</text:span></text:p>
            <text:p text:style-name="P3"><text:span text:style-name="T6">cd ndn-cxx-0.5.1</text:span></text:p>
            <text:p text:style-name="P3"><text:span text:style-name="T6">./waf configure</text:span></text:p>
            <text:p text:style-name="P3"><text:span text:style-name="T6">./waf</text:span></text:p>
            <text:p text:style-name="P3"><text:span text:style-name="T6">sudo ./waf install</text:span></text:p>
            <text:p text:style-name="P3"><text:span text:style-name="T6">cd ..</text:span></text:p>
            <text:p text:style-name="P3"><text:span text:style-name="T6">tar -zxvf NFD-0.5.1.tar.gz</text:span></text:p>
            <text:p text:style-name="P3"><text:span text:style-name="T6">cd NFD-0.5.1</text:span></text:p>
            <text:p text:style-name="P3"><text:span text:style-name="T6">./waf configure --without-websocket</text:span></text:p>
            <text:p text:style-name="P3"><text:span text:style-name="T6">./waf</text:span></text:p>
            <text:p text:style-name="P3"><text:span text:style-name="T6">sudo ./waf install</text:span></text:p>
            <text:p text:style-name="P5"/>
            <text:p text:style-name="P3"><text:span text:style-name="T6">cd ../../..</text:span></text:p>
            <text:p text:style-name="P5"/>
            <text:p text:style-name="P3"><text:span text:style-name="T6">echo /usr/local/lib | sudo tee /etc/ld.so.conf.d/ndn-cxx.conf</text:span></text:p>
            <text:p text:style-name="P3"><text:span text:style-name="T6">sudo cp /usr/local/etc/ndn/nfd.conf.sample /usr/local/etc/ndn/nfd.conf</text:span></text:p>
            <text:p text:style-name="P3"><text:span text:style-name="T6">sudo ldconfig</text:span></text:p>
            <text:p text:style-name="P5"/>
            <text:p text:style-name="P3"><text:span text:style-name="T6">nfd-start</text:span></text:p>
            <text:p text:style-name="P5"/>
            <text:p text:style-name="P3"><text:span text:style-name="T1">bsdr</text:span></text:p>
            <text:p text:style-name="P3"><text:span text:style-name="T6">gitlab路径</text:span></text:p>
            <text:p text:style-name="P3"><text:span text:style-name="T6">http://liulijin@Yilian-001/xudaquan/bsdr.git</text:span></text:p>
            <text:p text:style-name="P5"/>
            <text:p text:style-name="P3"><text:span text:style-name="T6">cd bsdr</text:span></text:p>
            <text:p text:style-name="P5"/>
            <text:p text:style-name="P3"><text:span text:style-name="T12">​</text:span><text:span text:style-name="T5">​</text:span><text:span text:style-name="T6">编译</text:span></text:p>
            <text:p text:style-name="P8"><text:span text:style-name="T6">make clean</text:span></text:p>
            <text:p text:style-name="P8"><text:span text:style-name="T6">make</text:span></text:p>
            <text:p text:style-name="P6"/>
            <text:p text:style-name="P3"><text:span text:style-name="T6">初始化mysql数据库</text:span></text:p>
            <text:p text:style-name="P3"><text:span text:style-name="T6">./bsdrsvr --ccdb</text:span></text:p>
            <text:p text:style-name="P3"><text:span text:style-name="T6">./bsdrsvr --ccdata</text:span></text:p>
            <text:p text:style-name="P3"><text:span text:style-name="T6">./bsdrsvr --cctx</text:span></text:p>
            <text:p text:style-name="P3"><text:span text:style-name="T6">./bsdrsvr --ccwallet</text:span></text:p>
            <text:p text:style-name="P6"/>
            <text:p text:style-name="P8"><text:span text:style-name="T6">运行</text:span></text:p>
            <text:p text:style-name="P8"><text:soft-page-break/><text:span text:style-name="T6">./bsdrsvr</text:span></text:p>
            <text:p text:style-name="P1"/>
          </table:table-cell>
        </table:table-row>
      </table:table>
      <text:p text:style-name="Standard"/>
      <text:p text:style-name="P15"/>
      <text:p text:style-name="P2"/>
      <text:p text:style-name="P3"><text:span text:style-name="T1">baar</text:span></text:p>
      <text:p text:style-name="P4"/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3"><text:span text:style-name="T1">依赖库</text:span></text:p>
            <text:p text:style-name="P3"><text:span text:style-name="T5">##log4cxx</text:span></text:p>
            <text:p text:style-name="P3"><text:span text:style-name="T6">sudo apt-get install liblog4cxx10-dev</text:span></text:p>
            <text:p text:style-name="P3"><text:span text:style-name="T5">##openssl</text:span></text:p>
            <text:p text:style-name="P3"><text:span text:style-name="T6">sudo apt-get install openssl libssl-dev libcrypto++-dev</text:span></text:p>
            <text:p text:style-name="P3"><text:span text:style-name="T5">##sqlite3</text:span></text:p>
            <text:p text:style-name="P3"><text:span text:style-name="T6">sudo apt-get install sqlite3 libsqlite3-dev</text:span></text:p>
            <text:p text:style-name="P3"><text:span text:style-name="T5">##ndn构建依赖</text:span></text:p>
            <text:p text:style-name="P3"><text:span text:style-name="T6">sudo apt-get install build-essential</text:span></text:p>
            <text:p text:style-name="P3"><text:span text:style-name="T6">sudo apt-get install pkg-config</text:span></text:p>
            <text:p text:style-name="P3"><text:span text:style-name="T6">sudo apt-get install libpcap-dev</text:span></text:p>
            <text:p text:style-name="P3"><text:span text:style-name="T6">sudo apt-get install libssl-dev</text:span></text:p>
            <text:p text:style-name="P3"><text:span text:style-name="T6">sudo apt-get install libcrypto++-dev</text:span></text:p>
            <text:p text:style-name="P3"><text:span text:style-name="T6">sudo apt-get install libboost-all-dev</text:span></text:p>
            <text:p text:style-name="P3"><text:span text:style-name="T6">sudo apt-get install liblog4cxx10-dev</text:span></text:p>
            <text:p text:style-name="P3"><text:span text:style-name="T6">sudo apt-get install libsqlite3-dev</text:span></text:p>
            <text:p text:style-name="P3"><text:span text:style-name="T6">sudo apt-get install libprotobuf-dev</text:span></text:p>
            <text:p text:style-name="P3"><text:span text:style-name="T6">sudo apt-get install doxygen</text:span></text:p>
            <text:p text:style-name="P3"><text:span text:style-name="T6">sudo apt-get install graphviz</text:span></text:p>
            <text:p text:style-name="P3"><text:span text:style-name="T6">sudo apt-get install python-sphinx</text:span></text:p>
            <text:p text:style-name="P3"><text:span text:style-name="T6">sudo apt-get install python-pip</text:span></text:p>
            <text:p text:style-name="P3"><text:span text:style-name="T6">sudo pip install sphinxcontrib-doxylink</text:span></text:p>
            <text:p text:style-name="P3"><text:span text:style-name="T6">sudo pip install sphinxcontrib-googleanalytics</text:span></text:p>
            <text:p text:style-name="P5"/>
            <text:p text:style-name="P3"><text:span text:style-name="T1">ndn-cxx 和 NFD</text:span></text:p>
            <text:p text:style-name="P3"><text:span text:style-name="T6">gitlab 路径</text:span></text:p>
            <text:p text:style-name="P3"><text:span text:style-name="T6">http://liulijin@Yilian-001/liulijin/cxx_nfd.git</text:span></text:p>
            <text:p text:style-name="P5"/>
            <text:p text:style-name="P3"><text:span text:style-name="T6">安装</text:span></text:p>
            <text:p text:style-name="P3"><text:span text:style-name="T6">cd cxx_nfd/asset</text:span></text:p>
            <text:p text:style-name="P3"><text:span text:style-name="T6">tar -zxvf ndn-cxx-0.5.1.tar.gz</text:span></text:p>
            <text:p text:style-name="P3"><text:span text:style-name="T6">cd ndn-cxx-0.5.1</text:span></text:p>
            <text:p text:style-name="P3"><text:span text:style-name="T6">./waf configure</text:span></text:p>
            <text:p text:style-name="P3"><text:span text:style-name="T6">./waf</text:span></text:p>
            <text:p text:style-name="P3"><text:span text:style-name="T6">sudo ./waf install</text:span></text:p>
            <text:p text:style-name="P3"><text:soft-page-break/><text:span text:style-name="T6">cd ..</text:span></text:p>
            <text:p text:style-name="P3"><text:span text:style-name="T6">tar -zxvf NFD-0.5.1.tar.gz</text:span></text:p>
            <text:p text:style-name="P3"><text:span text:style-name="T6">cd NFD-0.5.1</text:span></text:p>
            <text:p text:style-name="P3"><text:span text:style-name="T6">./waf configure --without-websocket</text:span></text:p>
            <text:p text:style-name="P3"><text:span text:style-name="T6">./waf</text:span></text:p>
            <text:p text:style-name="P3"><text:span text:style-name="T6">sudo ./waf install</text:span></text:p>
            <text:p text:style-name="P5"/>
            <text:p text:style-name="P3"><text:span text:style-name="T6">cd ../../..</text:span></text:p>
            <text:p text:style-name="P5"/>
            <text:p text:style-name="P3"><text:span text:style-name="T6">echo /usr/local/lib | sudo tee /etc/ld.so.conf.d/ndn-cxx.conf</text:span></text:p>
            <text:p text:style-name="P3"><text:span text:style-name="T6">sudo cp /usr/local/etc/ndn/nfd.conf.sample /usr/local/etc/ndn/nfd.conf</text:span></text:p>
            <text:p text:style-name="P3"><text:span text:style-name="T6">sudo ldconfig</text:span></text:p>
            <text:p text:style-name="P5"/>
            <text:p text:style-name="P3"><text:span text:style-name="T6">nfd-start</text:span></text:p>
            <text:p text:style-name="P5"/>
            <text:p text:style-name="P3"><text:span text:style-name="T1">baar</text:span></text:p>
            <text:p text:style-name="P3"><text:span text:style-name="T8">gitlab 路径</text:span></text:p>
            <text:p text:style-name="P3"><text:span text:style-name="T8">http://liulijin@Yilian-001/xudaquan/baar.git</text:span></text:p>
            <text:p text:style-name="P5"/>
            <text:p text:style-name="P9"><text:span text:style-name="T6">cd baar</text:span></text:p>
            <text:p text:style-name="P5"/>
            <text:p text:style-name="P3"><text:span text:style-name="T12">​</text:span><text:span text:style-name="T5">​</text:span><text:span text:style-name="T6">编译</text:span></text:p>
            <text:p text:style-name="P3"><text:span text:style-name="T6">make clean</text:span></text:p>
            <text:p text:style-name="P3"><text:span text:style-name="T6">make</text:span></text:p>
            <text:p text:style-name="P7"/>
            <text:p text:style-name="P3"><text:span text:style-name="T6">运行</text:span></text:p>
            <text:p text:style-name="P3"><text:span text:style-name="T6">./baarsvr</text:span></text:p>
            <text:p text:style-name="Standard"><text:span text:style-name="T14">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8:15:00</meta:creation-date>
    <meta:initial-creator>michael</meta:initial-creator>
    <dc:date>2017-08-01T16:26:53.776443625</dc:date>
    <meta:editing-cycles>2</meta:editing-cycles>
    <meta:generator>LibreOffice/5.1.6.2$Linux_X86_64 LibreOffice_project/10m0$Build-2</meta:generator>
    <meta:editing-duration>PT13M37S</meta:editing-duration>
    <meta:document-statistic meta:table-count="2" meta:image-count="0" meta:object-count="0" meta:page-count="6" meta:paragraph-count="125" meta:word-count="389" meta:character-count="2894" meta:non-whitespace-character-count="2688"/>
    <meta:user-defined meta:name="DocSecurity" meta:value-type="float">0</meta:user-defined>
    <meta:user-defined meta:name="KSOProductBuildVer">2052-10.1.0.620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